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Weak Scaling" table:style-name="ta1">
        <table:shapes>
          <draw:frame draw:z-index="0" draw:style-name="gr1" svg:width="6.2992in" svg:height="3.5449in" svg:x="0.4776in" svg:y="2.628in">
            <draw:object draw:notify-on-update-of-ranges="'Weak Scaling'.A8:'Weak Scaling'.A13 'Weak Scaling'.B8:'Weak Scaling'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>
            <text:p>Weak Scaling Stu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Partition</text:p>
          </table:table-cell>
          <table:table-cell table:formula="of:=101*101" office:value-type="float" office:value="10201">
            <text:p>10201</text:p>
          </table:table-cell>
          <table:table-cell table:style-name="ce1" office:value-type="string">
            <text:p>W_c</text:p>
          </table:table-cell>
          <table:table-cell table:style-name="ce2" office:value-type="float" office:value="0.0001">
            <text:p>1.00E-004</text:p>
          </table:table-cell>
          <table:table-cell table:style-name="ce1" office:value-type="string">
            <text:p>Tol</text:p>
          </table:table-cell>
          <table:table-cell table:style-name="ce2" office:value-type="float" office:value="0.00000001">
            <text:p>1.00E-0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ores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atio</text:p>
          </table:table-cell>
          <table:table-cell/>
          <table:table-cell table:style-name="ce1" office:value-type="string">
            <text:p>N_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3">
            <text:p>0.93</text:p>
          </table:table-cell>
          <table:table-cell table:formula="of:=[.B8]/[.$B$8]" office:value-type="float" office:value="1">
            <text:p>1</text:p>
          </table:table-cell>
          <table:table-cell office:value-type="float" office:value="50.8">
            <text:p>50.8</text:p>
          </table:table-cell>
          <table:table-cell table:formula="of:=[.D8]/[.$D$8]" office:value-type="float" office:value="1">
            <text:p>1</text:p>
          </table:table-cell>
          <table:table-cell/>
          <table:table-cell table:formula="of:=[.$B$3]*[.A8]" office:value-type="float" office:value="10201">
            <text:p>102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.7">
            <text:p>9.7</text:p>
          </table:table-cell>
          <table:table-cell table:formula="of:=[.B9]/[.$B$8]" office:value-type="float" office:value="10.4301075268817">
            <text:p>10.4301075269</text:p>
          </table:table-cell>
          <table:table-cell office:value-type="float" office:value="399">
            <text:p>399</text:p>
          </table:table-cell>
          <table:table-cell table:formula="of:=[.D9]/[.$D$8]" office:value-type="float" office:value="7.85433070866142">
            <text:p>7.8543307087</text:p>
          </table:table-cell>
          <table:table-cell/>
          <table:table-cell table:formula="of:=[.$B$3]*[.A9]" office:value-type="float" office:value="40804">
            <text:p>408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formula="of:=[.B10]/[.$B$8]" office:value-type="float" office:value="22.5806451612903">
            <text:p>22.5806451613</text:p>
          </table:table-cell>
          <table:table-cell/>
          <table:table-cell table:formula="of:=[.D10]/[.$D$8]" office:value-type="float" office:value="0">
            <text:p>0</text:p>
          </table:table-cell>
          <table:table-cell/>
          <table:table-cell table:formula="of:=[.$B$3]*[.A10]" office:value-type="float" office:value="163216">
            <text:p>16321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formula="of:=[.B11]/[.$B$8]" office:value-type="float" office:value="24.7311827956989">
            <text:p>24.7311827957</text:p>
          </table:table-cell>
          <table:table-cell/>
          <table:table-cell table:formula="of:=[.D11]/[.$D$8]" office:value-type="float" office:value="0">
            <text:p>0</text:p>
          </table:table-cell>
          <table:table-cell/>
          <table:table-cell table:formula="of:=[.$B$3]*[.A11]" office:value-type="float" office:value="367236">
            <text:p>36723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.5">
            <text:p>28.5</text:p>
          </table:table-cell>
          <table:table-cell table:formula="of:=[.B12]/[.$B$8]" office:value-type="float" office:value="30.6451612903226">
            <text:p>30.6451612903</text:p>
          </table:table-cell>
          <table:table-cell/>
          <table:table-cell table:formula="of:=[.D12]/[.$D$8]" office:value-type="float" office:value="0">
            <text:p>0</text:p>
          </table:table-cell>
          <table:table-cell/>
          <table:table-cell table:formula="of:=[.$B$3]*[.A12]" office:value-type="float" office:value="652864">
            <text:p>6528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formula="of:=[.B13]/[.$B$8]" office:value-type="float" office:value="33.3333333333333">
            <text:p>33.3333333333</text:p>
          </table:table-cell>
          <table:table-cell/>
          <table:table-cell table:formula="of:=[.D13]/[.$D$8]" office:value-type="float" office:value="0">
            <text:p>0</text:p>
          </table:table-cell>
          <table:table-cell/>
          <table:table-cell table:formula="of:=[.$B$3]*[.A13]" office:value-type="float" office:value="1020100">
            <text:p>1020100</text:p>
          </table:table-cell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0T14:34:27</meta:creation-date>
    <dc:date>2012-12-10T18:19:17</dc:date>
    <meta:editing-duration>PT1H45M40S</meta:editing-duration>
    <meta:editing-cycles>15</meta:editing-cycles>
    <meta:generator>LibreOffice/3.5$Linux_X86_64 LibreOffice_project/350m1$Build-2</meta:generator>
    <dc:creator>Stuart Slattery</dc:creator>
    <meta:document-statistic meta:table-count="3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3.149cm" svg:y="4.203cm" style:legend-expansion="high" chart:style-name="ch2"/>
        <chart:plot-area chart:style-name="ch3" table:cell-range-address="'Weak Scaling'.A8:'Weak Scaling'.B13" svg:x="0.77cm" svg:y="0.855cm" svg:width="11.739cm" svg:height="7.55cm">
          <chartooo:coordinate-region svg:x="1.391cm" svg:y="1.054cm" svg:width="10.838cm" svg:height="6.7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eak Scaling'.B8:'Weak Scaling'.B13" chart:class="chart:scatter">
            <chart:domain table:cell-range-address="'Weak Scaling'.A8:'Weak Scaling'.A13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Weak Scaling'.A8:'Weak Scaling'.A13</svg:desc>
                </draw:g>
              </table:table-cell>
              <table:table-cell office:value-type="float" office:value="0.93">
                <text:p>0.93</text:p>
                <draw:g>
                  <svg:desc>'Weak Scaling'.B8:'Weak Scalin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